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21cm" fo:min-width="11.565cm"/>
    </style:style>
    <style:style style:name="gr2" style:family="graphic" style:parent-style-name="standard">
      <style:graphic-properties draw:textarea-horizontal-align="justify" draw:textarea-vertical-align="middle" draw:auto-grow-height="false" fo:min-height="1.637cm" fo:min-width="6.415cm"/>
    </style:style>
    <style:style style:name="gr3" style:family="graphic" style:parent-style-name="standard">
      <style:graphic-properties draw:textarea-horizontal-align="justify" draw:textarea-vertical-align="middle" draw:auto-grow-height="false" fo:min-height="2.355cm" fo:min-width="6.775cm"/>
    </style:style>
    <style:style style:name="gr4" style:family="graphic" style:parent-style-name="standard">
      <style:graphic-properties draw:textarea-horizontal-align="justify" draw:textarea-vertical-align="middle" draw:auto-grow-height="false" fo:min-height="2.535cm" fo:min-width="6.595cm"/>
    </style:style>
    <style:style style:name="gr5" style:family="graphic" style:parent-style-name="standard">
      <style:graphic-properties draw:textarea-horizontal-align="justify" draw:textarea-vertical-align="middle" draw:auto-grow-height="false" fo:min-height="1.637cm" fo:min-width="6.775cm"/>
    </style:style>
    <style:style style:name="gr6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17cm" fo:min-width="6.05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1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21.971cm" svg:x="4.683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779cm" svg:height="2.667cm" svg:x="5.906cm" svg:y="4.175cm">
          <text:p text:style-name="P1">Sign into the 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0.287cm" svg:height="3.683cm" svg:x="5.652cm" svg:y="8.493cm">
          <text:p text:style-name="P1">Add new laptops, mobiles and </text:p>
          <text:p text:style-name="P1">Vehicles into the 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0.033cm" svg:height="3.937cm" svg:x="5.779cm" svg:y="13.065cm">
          <text:p text:style-name="P1">Delete laptops, mobiles and </text:p>
          <text:p text:style-name="P1">Vehicles rows from the 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0.287cm" svg:height="2.667cm" svg:x="5.652cm" svg:y="17.51cm">
          <text:p text:style-name="P1">View existing laptops, mobile </text:p>
          <text:p text:style-name="P1">And vehicle data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43cm" svg:height="1.143cm" svg:x="1.329cm" svg:y="12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43cm" svg:height="1.143cm" svg:x="18.78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xml:id="id1" draw:id="id1" draw:layer="layout" svg:x1="1.889cm" svg:y1="13.446cm" svg:x2="1.889cm" svg:y2="15.986cm">
          <text:p/>
        </draw:line>
        <draw:line draw:style-name="gr7" draw:text-style-name="P2" xml:id="id5" draw:id="id5" draw:layer="layout" svg:x1="19.288cm" svg:y1="16.494cm" svg:x2="19.288cm" svg:y2="18.907cm">
          <text:p/>
        </draw:line>
        <draw:line draw:style-name="gr7" draw:text-style-name="P2" draw:layer="layout" svg:x1="1.889cm" svg:y1="15.859cm" svg:x2="1cm" svg:y2="16.748cm">
          <text:p/>
        </draw:line>
        <draw:line draw:style-name="gr7" draw:text-style-name="P2" draw:layer="layout" svg:x1="1.889cm" svg:y1="15.859cm" svg:x2="2.651cm" svg:y2="16.748cm">
          <text:p/>
        </draw:line>
        <draw:line draw:style-name="gr7" draw:text-style-name="P2" draw:layer="layout" svg:x1="19.288cm" svg:y1="18.78cm" svg:x2="18.526cm" svg:y2="19.669cm">
          <text:p/>
        </draw:line>
        <draw:line draw:style-name="gr7" draw:text-style-name="P2" draw:layer="layout" svg:x1="19.288cm" svg:y1="18.78cm" svg:x2="19.923cm" svg:y2="19.669cm">
          <text:p/>
        </draw:line>
        <draw:line draw:style-name="gr7" draw:text-style-name="P2" draw:layer="layout" svg:x1="1.381cm" svg:y1="13.7cm" svg:x2="2.524cm" svg:y2="13.7cm">
          <text:p/>
        </draw:line>
        <draw:line draw:style-name="gr7" draw:text-style-name="P2" draw:layer="layout" svg:x1="18.907cm" svg:y1="16.875cm" svg:x2="19.923cm" svg:y2="16.875cm">
          <text:p/>
        </draw:line>
        <draw:custom-shape draw:style-name="gr8" draw:text-style-name="P1" xml:id="id7" draw:id="id7" draw:layer="layout" svg:width="9.271cm" svg:height="2.921cm" svg:x="6.16cm" svg:y="21.193cm">
          <text:p text:style-name="P1">Remind peoples of mem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.889cm" svg:y1="14.716cm" svg:x2="5.906cm" svg:y2="5.509cm" draw:start-shape="id1" draw:start-glue-point="1" draw:end-shape="id2" draw:end-glue-point="6" svg:d="M1889 14716l4017-9207" svg:viewBox="0 0 4018 9208">
          <text:p/>
        </draw:connector>
        <draw:connector draw:style-name="gr9" draw:text-style-name="P2" draw:layer="layout" draw:type="line" svg:x1="1.889cm" svg:y1="14.716cm" svg:x2="5.652cm" svg:y2="10.334cm" draw:start-shape="id1" draw:start-glue-point="1" draw:end-shape="id3" draw:end-glue-point="6" svg:d="M1889 14716l3763-4382" svg:viewBox="0 0 3764 4383">
          <text:p/>
        </draw:connector>
        <draw:connector draw:style-name="gr9" draw:text-style-name="P2" draw:layer="layout" draw:type="line" svg:x1="1.889cm" svg:y1="14.716cm" svg:x2="5.779cm" svg:y2="15.034cm" draw:start-shape="id1" draw:start-glue-point="1" draw:end-shape="id4" draw:end-glue-point="6" svg:d="M1889 14716l3890 318" svg:viewBox="0 0 3891 319">
          <text:p/>
        </draw:connector>
        <draw:connector draw:style-name="gr9" draw:text-style-name="P2" draw:layer="layout" draw:type="line" svg:x1="19.288cm" svg:y1="17.7cm" svg:x2="15.939cm" svg:y2="18.843cm" draw:start-shape="id5" draw:start-glue-point="1" draw:end-shape="id6" svg:d="M19288 17700l-3349 1143" svg:viewBox="0 0 3350 1144">
          <text:p/>
        </draw:connector>
        <draw:connector draw:style-name="gr9" draw:text-style-name="P2" draw:layer="layout" draw:type="line" svg:x1="19.288cm" svg:y1="17.7cm" svg:x2="15.431cm" svg:y2="22.654cm" draw:start-shape="id5" draw:start-glue-point="1" draw:end-shape="id7" draw:end-glue-point="10" svg:d="M19288 17700l-3857 4954" svg:viewBox="0 0 3858 4955">
          <text:p/>
        </draw:connector>
        <draw:connector draw:style-name="gr9" draw:text-style-name="P2" draw:layer="layout" draw:type="line" svg:x1="1.889cm" svg:y1="14.716cm" svg:x2="5.652cm" svg:y2="18.844cm" draw:start-shape="id1" draw:start-glue-point="1" draw:end-shape="id6" draw:end-glue-point="6" svg:d="M1889 14716l3763 4128" svg:viewBox="0 0 3764 4129">
          <text:p/>
        </draw:connector>
        <draw:frame draw:style-name="gr10" draw:text-style-name="P3" draw:layer="layout" svg:width="2.619cm" svg:height="1.673cm" svg:x="1.175cm" svg:y="17.637cm">
          <draw:text-box>
            <text:p>System</text:p>
            <text:p>Admin</text:p>
          </draw:text-box>
        </draw:frame>
        <draw:frame draw:style-name="gr11" draw:text-style-name="P4" draw:layer="layout" svg:width="3.351cm" svg:height="1.673cm" svg:x="17.637cm" svg:y="20.558cm">
          <draw:text-box>
            <text:p>Security</text:p>
            <text:p>Person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43:43.806398625</meta:creation-date>
    <dc:date>2019-05-30T13:48:57.111515325</dc:date>
    <meta:editing-duration>PT6M13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